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9B2000001644FD2D1C30B3DA682.png" manifest:media-type="image/png"/>
  <manifest:file-entry manifest:full-path="Pictures/10000001000009B2000000B31AD7D11835D226A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iposdesio" style:family="table">
      <style:table-properties style:width="15.589cm" table:align="margins" style:writing-mode="lr-tb"/>
    </style:style>
    <style:style style:name="Tiposdesio.A" style:family="table-column">
      <style:table-column-properties style:column-width="5.196cm" style:rel-column-width="21845*"/>
    </style:style>
    <style:style style:name="Tiposdesio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iposdesio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iposdesio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iposdesio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iposdesio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iposdesio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iposdesio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iposdesio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iposdesio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iposdesio.B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iposdesio.C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paragraph-properties fo:margin-left="-3cm" fo:margin-right="0cm" fo:text-indent="0cm" style:auto-text-indent="false"/>
      <style:text-properties fo:language="none" fo:country="none" style:language-asian="none" style:country-asian="none"/>
    </style:style>
    <style:style style:name="P2" style:family="paragraph" style:parent-style-name="Footer">
      <style:paragraph-properties fo:margin-left="-3cm" fo:margin-right="0cm" fo:text-indent="0cm" style:auto-text-indent="false"/>
      <style:text-properties fo:language="none" fo:country="none" style:language-asian="none" style:country-asian="none"/>
    </style:style>
    <style:style style:name="P3" style:family="paragraph" style:parent-style-name="Standard">
      <style:paragraph-properties fo:margin-top="0.106cm" fo:margin-bottom="0.106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Montserrat" fo:font-size="16pt" fo:language="es" fo:country="ES" fo:font-weight="bold" style:font-size-asian="16pt" style:font-weight-asian="bold" style:font-name-complex="Montserrat" style:font-size-complex="16pt" style:font-weight-complex="bold"/>
    </style:style>
    <style:style style:name="P5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Montserrat" fo:font-size="16pt" fo:language="es" fo:country="ES" fo:font-weight="bold" officeooo:rsid="00168b13" officeooo:paragraph-rsid="00168b13" style:font-size-asian="16pt" style:font-weight-asian="bold" style:font-name-complex="Montserrat" style:font-size-complex="16pt" style:font-weight-complex="bold"/>
    </style:style>
    <style:style style:name="P6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fo:color="#808080" loext:opacity="100%" style:font-name="Montserrat" fo:font-size="12pt" fo:language="es" fo:country="ES" style:font-size-asian="12pt" style:font-name-complex="Montserrat" style:font-size-complex="12pt"/>
    </style:style>
    <style:style style:name="P7" style:family="paragraph" style:parent-style-name="Standard">
      <style:paragraph-properties fo:margin-top="0.106cm" fo:margin-bottom="0.106cm" style:contextual-spacing="false" fo:line-height="150%" fo:text-align="center" style:justify-single-word="false" fo:break-before="page"/>
      <style:text-properties style:use-window-font-color="true" loext:opacity="0%" style:font-name="Montserrat" fo:font-size="12pt" fo:language="es" fo:country="ES" fo:font-weight="bold" officeooo:rsid="001c6f04" officeooo:paragraph-rsid="001c6f04" style:font-size-asian="12pt" style:language-asian="none" style:country-asian="none" style:font-weight-asian="bold" style:font-name-complex="Montserrat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Montserrat" fo:font-size="12pt" fo:language="es" fo:country="ES" fo:font-weight="bold" officeooo:rsid="001c6f04" officeooo:paragraph-rsid="001c6f04" style:font-size-asian="12pt" style:language-asian="none" style:country-asian="none" style:font-weight-asian="bold" style:font-name-complex="Montserrat" style:font-size-complex="12pt" style:font-weight-complex="bold"/>
    </style:style>
    <style:style style:name="P9" style:family="paragraph" style:parent-style-name="Standard">
      <loext:graphic-properties draw:fill="none"/>
      <style:paragraph-properties fo:margin-top="0.106cm" fo:margin-bottom="0.106cm" style:contextual-spacing="false" fo:line-height="150%" fo:text-align="justify" style:justify-single-word="false" fo:orphans="2" fo:widows="2" fo:background-color="transparent" style:writing-mode="lr-tb"/>
      <style:text-properties style:use-window-font-color="true" loext:opacity="0%" style:font-name="Montserrat" fo:font-size="12pt" fo:language="es" fo:country="ES" fo:font-weight="bold" officeooo:rsid="001c6f04" officeooo:paragraph-rsid="001c6f04" style:font-size-asian="12pt" style:language-asian="none" style:country-asian="none" style:font-weight-asian="bold" style:font-name-complex="Montserrat" style:font-size-complex="12pt" style:font-weight-complex="bold"/>
    </style:style>
    <style:style style:name="P10" style:family="paragraph" style:parent-style-name="Standard">
      <style:paragraph-properties fo:margin-top="0.106cm" fo:margin-bottom="0.106cm" style:contextual-spacing="false" fo:line-height="150%" fo:text-align="justify" style:justify-single-word="false"/>
      <style:text-properties style:use-window-font-color="true" loext:opacity="0%" style:font-name="Montserrat" fo:font-size="12pt" fo:language="es" fo:country="ES" fo:font-weight="bold" officeooo:rsid="001692ae" officeooo:paragraph-rsid="001afeb7" style:font-size-asian="12pt" style:language-asian="none" style:country-asian="none" style:font-weight-asian="bold" style:font-name-complex="Montserrat" style:font-size-complex="12pt" style:font-weight-complex="bold"/>
    </style:style>
    <style:style style:name="P11" style:family="paragraph" style:parent-style-name="Standard">
      <style:paragraph-properties fo:margin-top="0.106cm" fo:margin-bottom="0.106cm" style:contextual-spacing="false" fo:line-height="150%" fo:text-align="start" style:justify-single-word="false"/>
      <style:text-properties style:use-window-font-color="true" loext:opacity="0%" style:font-name="Montserrat" fo:font-size="12pt" fo:language="es" fo:country="ES" fo:font-weight="normal" officeooo:rsid="001c6f04" officeooo:paragraph-rsid="001c6f04" style:font-size-asian="12pt" style:language-asian="none" style:country-asian="none" style:font-weight-asian="normal" style:font-name-complex="Montserrat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499cm" style:auto-text-indent="false" fo:background-color="transparent" style:writing-mode="lr-tb"/>
      <style:text-properties style:use-window-font-color="true" loext:opacity="0%" style:font-name="Montserrat" fo:font-size="12pt" fo:language="es" fo:country="ES" fo:font-weight="normal" officeooo:rsid="001c6f04" officeooo:paragraph-rsid="001dafa0" style:font-size-asian="12pt" style:language-asian="none" style:country-asian="none" style:font-weight-asian="normal" style:font-name-complex="Montserrat" style:font-size-complex="12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499cm" style:auto-text-indent="false" style:page-number="auto" fo:background-color="transparent" style:writing-mode="lr-tb"/>
      <style:text-properties style:use-window-font-color="true" loext:opacity="0%" style:font-name="Montserrat" fo:font-size="12pt" fo:language="es" fo:country="ES" fo:font-weight="normal" officeooo:rsid="001c6f04" officeooo:paragraph-rsid="001dafa0" style:font-size-asian="12pt" style:language-asian="none" style:country-asian="none" style:font-weight-asian="normal" style:font-name-complex="Montserrat" style:font-size-complex="12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499cm" style:auto-text-indent="false" style:page-number="auto" fo:background-color="transparent" style:writing-mode="lr-tb"/>
      <style:text-properties style:use-window-font-color="true" loext:opacity="0%" style:font-name="Montserrat" fo:font-size="12pt" fo:language="es" fo:country="ES" fo:font-weight="normal" officeooo:rsid="001c6f04" officeooo:paragraph-rsid="001dafa0" style:font-size-asian="12pt" style:language-asian="none" style:country-asian="none" style:font-weight-asian="normal" style:font-name-complex="Montserrat" style:font-size-complex="12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499cm" style:auto-text-indent="false" style:page-number="auto" fo:background-color="transparent" style:writing-mode="lr-tb"/>
      <style:text-properties style:use-window-font-color="true" loext:opacity="0%" style:font-name="Montserrat" fo:font-size="12pt" fo:language="es" fo:country="ES" fo:font-weight="normal" officeooo:rsid="001c6f04" officeooo:paragraph-rsid="001dafa0" style:font-size-asian="12pt" style:language-asian="none" style:country-asian="none" style:font-weight-asian="normal" style:font-name-complex="Montserrat" style:font-size-complex="12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499cm" style:auto-text-indent="false" style:page-number="auto" fo:background-color="transparent" style:writing-mode="lr-tb"/>
      <style:text-properties style:use-window-font-color="true" loext:opacity="0%" style:font-name="Montserrat" fo:font-size="12pt" fo:language="es" fo:country="ES" fo:font-weight="normal" officeooo:rsid="001c6f04" officeooo:paragraph-rsid="001c6f04" style:font-size-asian="12pt" style:language-asian="none" style:country-asian="none" style:font-weight-asian="normal" style:font-name-complex="Montserrat" style:font-size-complex="12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2.9cm" style:auto-text-indent="false" style:page-number="auto" fo:background-color="transparent" style:writing-mode="lr-tb"/>
      <style:text-properties style:use-window-font-color="true" loext:opacity="0%" style:font-name="Montserrat" fo:font-size="12pt" fo:language="es" fo:country="ES" fo:font-weight="normal" officeooo:rsid="001c6f04" officeooo:paragraph-rsid="001c6f04" style:font-size-asian="12pt" style:language-asian="none" style:country-asian="none" style:font-weight-asian="normal" style:font-name-complex="Montserrat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2.9cm" style:auto-text-indent="false" fo:background-color="transparent" style:writing-mode="lr-tb"/>
      <style:text-properties style:use-window-font-color="true" loext:opacity="0%" style:font-name="Montserrat" fo:font-size="12pt" fo:language="es" fo:country="ES" fo:font-weight="normal" officeooo:rsid="001c6f04" officeooo:paragraph-rsid="001c6f04" style:font-size-asian="12pt" style:language-asian="none" style:country-asian="none" style:font-weight-asian="normal" style:font-name-complex="Montserrat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Montserrat" fo:font-size="12pt" fo:language="es" fo:country="ES" fo:font-weight="normal" officeooo:rsid="001c6f04" officeooo:paragraph-rsid="001c6f04" style:font-size-asian="12pt" style:language-asian="none" style:country-asian="none" style:font-weight-asian="normal" style:font-name-complex="Montserrat" style:font-size-complex="12pt" style:font-weight-complex="normal"/>
    </style:style>
    <style:style style:name="P20" style:family="paragraph" style:parent-style-name="Standard" style:list-style-name="L1">
      <loext:graphic-properties draw:fill="none"/>
      <style:paragraph-properties fo:margin-top="0.106cm" fo:margin-bottom="0.106cm" style:contextual-spacing="false" fo:line-height="150%" fo:text-align="justify" style:justify-single-word="false" fo:orphans="2" fo:widows="2" fo:background-color="transparent" style:writing-mode="lr-tb"/>
      <style:text-properties style:use-window-font-color="true" loext:opacity="0%" style:font-name="Montserrat" fo:font-size="12pt" fo:language="es" fo:country="ES" fo:font-weight="normal" officeooo:rsid="001c6f04" officeooo:paragraph-rsid="001c6f04" style:font-size-asian="12pt" style:language-asian="none" style:country-asian="none" style:font-weight-asian="normal" style:font-name-complex="Montserrat" style:font-size-complex="12pt" style:font-weight-complex="normal"/>
    </style:style>
    <style:style style:name="P21" style:family="paragraph" style:parent-style-name="Standard" style:list-style-name="L2">
      <loext:graphic-properties draw:fill="none"/>
      <style:paragraph-properties fo:margin-top="0.106cm" fo:margin-bottom="0.106cm" style:contextual-spacing="false" fo:line-height="150%" fo:text-align="justify" style:justify-single-word="false" fo:orphans="2" fo:widows="2" fo:background-color="transparent" style:writing-mode="lr-tb"/>
      <style:text-properties style:use-window-font-color="true" loext:opacity="0%" style:font-name="Montserrat" fo:font-size="12pt" fo:language="es" fo:country="ES" fo:font-weight="normal" officeooo:rsid="001c6f04" officeooo:paragraph-rsid="001c6f04" style:font-size-asian="12pt" style:language-asian="none" style:country-asian="none" style:font-weight-asian="normal" style:font-name-complex="Montserrat" style:font-size-complex="12pt" style:font-weight-complex="normal"/>
    </style:style>
    <style:style style:name="P22" style:family="paragraph" style:parent-style-name="Standard" style:list-style-name="L3">
      <loext:graphic-properties draw:fill="none"/>
      <style:paragraph-properties fo:margin-top="0.106cm" fo:margin-bottom="0.106cm" style:contextual-spacing="false" fo:line-height="150%" fo:text-align="justify" style:justify-single-word="false" fo:orphans="2" fo:widows="2" fo:background-color="transparent" style:writing-mode="lr-tb"/>
      <style:text-properties style:use-window-font-color="true" loext:opacity="0%" style:font-name="Montserrat" fo:font-size="12pt" fo:language="es" fo:country="ES" fo:font-weight="normal" officeooo:rsid="001c6f04" officeooo:paragraph-rsid="001c6f04" style:font-size-asian="12pt" style:language-asian="none" style:country-asian="none" style:font-weight-asian="normal" style:font-name-complex="Montserrat" style:font-size-complex="12pt" style:font-weight-complex="normal"/>
    </style:style>
    <style:style style:name="P23" style:family="paragraph" style:parent-style-name="Standard">
      <loext:graphic-properties draw:fill="none"/>
      <style:paragraph-properties fo:margin-top="0.106cm" fo:margin-bottom="0.106cm" style:contextual-spacing="false" fo:line-height="150%" fo:text-align="justify" style:justify-single-word="false" fo:orphans="2" fo:widows="2" fo:background-color="transparent" style:writing-mode="lr-tb"/>
      <style:text-properties style:use-window-font-color="true" loext:opacity="0%" style:font-name="Montserrat" fo:font-size="12pt" fo:language="es" fo:country="ES" style:text-underline-style="solid" style:text-underline-width="auto" style:text-underline-color="font-color" fo:font-weight="normal" officeooo:rsid="001c6f04" officeooo:paragraph-rsid="001c6f04" style:font-size-asian="12pt" style:language-asian="none" style:country-asian="none" style:font-weight-asian="normal" style:font-name-complex="Montserrat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1cm" style:auto-text-indent="false" style:page-number="auto" fo:background-color="transparent" style:writing-mode="lr-tb"/>
      <style:text-properties style:use-window-font-color="true" loext:opacity="0%" style:font-name="Montserrat" fo:font-size="12pt" fo:language="es" fo:country="ES" style:text-underline-style="solid" style:text-underline-width="auto" style:text-underline-color="font-color" fo:font-weight="normal" officeooo:rsid="001692ae" officeooo:paragraph-rsid="001afeb7" style:font-size-asian="12pt" style:language-asian="none" style:country-asian="none" style:font-weight-asian="normal" style:font-name-complex="Montserrat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use-window-font-color="true" loext:opacity="0%" style:font-name="Montserrat" fo:font-size="12pt" fo:language="es" fo:country="ES" style:text-underline-style="solid" style:text-underline-width="auto" style:text-underline-color="font-color" fo:font-weight="normal" officeooo:rsid="001692ae" officeooo:paragraph-rsid="001afeb7" style:font-size-asian="12pt" style:language-asian="none" style:country-asian="none" style:font-weight-asian="normal" style:font-name-complex="Montserrat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use-window-font-color="true" loext:opacity="0%" style:font-name="Montserrat" fo:font-size="12pt" fo:language="es" fo:country="ES" style:text-underline-style="solid" style:text-underline-width="auto" style:text-underline-color="font-color" fo:font-weight="normal" officeooo:rsid="0016b923" officeooo:paragraph-rsid="001afeb7" style:font-size-asian="12pt" style:language-asian="none" style:country-asian="none" style:font-weight-asian="normal" style:font-name-complex="Montserrat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use-window-font-color="true" loext:opacity="0%" style:font-name="Montserrat" fo:font-size="12pt" fo:language="es" fo:country="ES" style:text-underline-style="none" fo:font-weight="normal" officeooo:rsid="0016b923" officeooo:paragraph-rsid="001afeb7" style:font-size-asian="12pt" style:language-asian="none" style:country-asian="none" style:font-weight-asian="normal" style:font-name-complex="Montserrat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Montserrat" fo:font-size="12pt" fo:language="es" fo:country="ES" style:text-underline-style="none" fo:font-weight="bold" officeooo:rsid="0016b923" officeooo:paragraph-rsid="001afeb7" style:font-size-asian="12pt" style:language-asian="none" style:country-asian="none" style:font-weight-asian="bold" style:font-name-complex="Montserrat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Montserrat" fo:font-size="12pt" fo:language="es" fo:country="ES" fo:font-style="normal" style:text-underline-style="none" fo:font-weight="bold" officeooo:rsid="0016b923" officeooo:paragraph-rsid="001afeb7" style:font-size-asian="12pt" style:language-asian="none" style:country-asian="none" style:font-style-asian="normal" style:font-weight-asian="bold" style:font-name-complex="Montserrat" style:font-size-complex="12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Montserrat" fo:font-size="12pt" fo:language="es" fo:country="ES" fo:font-style="normal" style:text-underline-style="none" fo:font-weight="bold" officeooo:rsid="001dafa0" officeooo:paragraph-rsid="001dafa0" style:font-size-asian="12pt" style:language-asian="none" style:country-asian="none" style:font-style-asian="normal" style:font-weight-asian="bold" style:font-name-complex="Montserrat" style:font-size-complex="12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use-window-font-color="true" loext:opacity="0%" style:font-name="Montserrat" fo:font-size="12pt" fo:language="es" fo:country="ES" fo:font-style="normal" style:text-underline-style="none" fo:font-weight="normal" officeooo:rsid="0016b923" officeooo:paragraph-rsid="001afeb7" style:font-size-asian="12pt" style:language-asian="none" style:country-asian="none" style:font-style-asian="normal" style:font-weight-asian="normal" style:font-name-complex="Montserrat" style:font-size-complex="12pt" style:font-style-complex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499cm" style:auto-text-indent="false" style:page-number="auto" fo:background-color="transparent" style:writing-mode="lr-tb"/>
      <style:text-properties style:use-window-font-color="true" loext:opacity="0%" style:font-name="Montserrat" fo:font-size="12pt" fo:language="es" fo:country="ES" fo:font-style="normal" style:text-underline-style="none" fo:font-weight="normal" officeooo:rsid="001dafa0" officeooo:paragraph-rsid="001dafa0" style:font-size-asian="12pt" style:language-asian="none" style:country-asian="none" style:font-style-asian="normal" style:font-weight-asian="normal" style:font-name-complex="Montserrat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499cm" style:auto-text-indent="false" fo:background-color="transparent" style:writing-mode="lr-tb"/>
      <style:text-properties style:use-window-font-color="true" loext:opacity="0%" style:font-name="Montserrat" fo:font-size="12pt" fo:language="es" fo:country="ES" fo:font-style="normal" style:text-underline-style="none" fo:font-weight="normal" officeooo:rsid="001dafa0" officeooo:paragraph-rsid="001dafa0" style:font-size-asian="12pt" style:language-asian="none" style:country-asian="none" style:font-style-asian="normal" style:font-weight-asian="normal" style:font-name-complex="Montserrat" style:font-size-complex="12pt" style:font-style-complex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499cm" style:auto-text-indent="false" style:page-number="auto" fo:background-color="transparent" style:writing-mode="lr-tb"/>
      <style:text-properties style:use-window-font-color="true" loext:opacity="0%" style:font-name="Montserrat" fo:font-size="12pt" fo:language="es" fo:country="ES" fo:font-style="normal" style:text-underline-style="none" fo:font-weight="normal" officeooo:rsid="00180184" officeooo:paragraph-rsid="001afeb7" style:font-size-asian="12pt" style:language-asian="none" style:country-asian="none" style:font-style-asian="normal" style:font-weight-asian="normal" style:font-name-complex="Montserrat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499cm" style:auto-text-indent="false" fo:background-color="transparent" style:writing-mode="lr-tb"/>
      <style:text-properties style:use-window-font-color="true" loext:opacity="0%" style:font-name="Montserrat" fo:font-size="12pt" fo:language="es" fo:country="ES" fo:font-style="normal" style:text-underline-style="none" fo:font-weight="normal" officeooo:rsid="00180184" officeooo:paragraph-rsid="001afeb7" style:font-size-asian="12pt" style:language-asian="none" style:country-asian="none" style:font-style-asian="normal" style:font-weight-asian="normal" style:font-name-complex="Montserrat" style:font-size-complex="12pt" style:font-style-complex="normal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1cm" style:auto-text-indent="false" style:page-number="auto" fo:background-color="transparent" style:writing-mode="lr-tb"/>
      <style:text-properties style:use-window-font-color="true" loext:opacity="0%" style:font-name="Montserrat" fo:font-size="12pt" fo:language="es" fo:country="ES" fo:font-style="normal" style:text-underline-style="solid" style:text-underline-width="auto" style:text-underline-color="font-color" fo:font-weight="normal" officeooo:rsid="0016b923" officeooo:paragraph-rsid="001afeb7" style:font-size-asian="12pt" style:language-asian="none" style:country-asian="none" style:font-style-asian="normal" style:font-weight-asian="normal" style:font-name-complex="Montserrat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use-window-font-color="true" loext:opacity="0%" style:font-name="Montserrat" fo:font-size="12pt" fo:language="es" fo:country="ES" fo:font-style="normal" style:text-underline-style="solid" style:text-underline-width="auto" style:text-underline-color="font-color" fo:font-weight="normal" officeooo:rsid="0016b923" officeooo:paragraph-rsid="001afeb7" style:font-size-asian="12pt" style:language-asian="none" style:country-asian="none" style:font-style-asian="normal" style:font-weight-asian="normal" style:font-name-complex="Montserrat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top="0.106cm" fo:margin-bottom="0.106cm" style:contextual-spacing="false" fo:line-height="150%" fo:text-align="justify" style:justify-single-word="false" fo:orphans="2" fo:widows="2" fo:background-color="transparent" style:writing-mode="lr-tb"/>
      <style:text-properties style:use-window-font-color="true" loext:opacity="0%" style:font-name="Montserrat" fo:font-weight="bold" officeooo:rsid="001dafa0" officeooo:paragraph-rsid="001dafa0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.423cm"/>
        </style:tab-stops>
      </style:paragraph-properties>
      <style:text-properties style:use-window-font-color="true" loext:opacity="0%" style:font-name="Montserrat" fo:font-weight="bold" officeooo:rsid="001dafa0" officeooo:paragraph-rsid="001dafa0" style:font-weight-asian="bold" style:font-weight-complex="bold"/>
    </style:style>
    <style:style style:name="P40" style:family="paragraph" style:parent-style-name="Standard">
      <loext:graphic-properties draw:fill="none"/>
      <style:paragraph-properties fo:margin-top="0.106cm" fo:margin-bottom="0.106cm" style:contextual-spacing="false" fo:line-height="150%" fo:text-align="justify" style:justify-single-word="false" fo:orphans="2" fo:widows="2" fo:background-color="transparent" style:writing-mode="lr-tb"/>
      <style:text-properties style:use-window-font-color="true" loext:opacity="0%" style:font-name="Montserrat" fo:font-weight="normal" officeooo:rsid="001dafa0" officeooo:paragraph-rsid="001dafa0" style:font-weight-asian="normal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6cm" style:auto-text-indent="false" style:page-number="auto" fo:background-color="transparent" style:writing-mode="lr-tb">
        <style:tab-stops>
          <style:tab-stop style:position="0.423cm"/>
        </style:tab-stops>
      </style:paragraph-properties>
      <style:text-properties style:use-window-font-color="true" loext:opacity="0%" style:font-name="Montserrat" fo:font-weight="normal" officeooo:rsid="001dafa0" officeooo:paragraph-rsid="001dafa0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6cm" style:auto-text-indent="false" fo:background-color="transparent" style:writing-mode="lr-tb">
        <style:tab-stops>
          <style:tab-stop style:position="0.423cm"/>
        </style:tab-stops>
      </style:paragraph-properties>
      <style:text-properties style:use-window-font-color="true" loext:opacity="0%" style:font-name="Montserrat" fo:font-weight="normal" officeooo:rsid="001dafa0" officeooo:paragraph-rsid="001dafa0" style:font-weight-asian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499cm" style:auto-text-indent="false" style:page-number="auto" fo:background-color="transparent" style:writing-mode="lr-tb">
        <style:tab-stops>
          <style:tab-stop style:position="0.423cm"/>
        </style:tab-stops>
      </style:paragraph-properties>
      <style:text-properties style:use-window-font-color="true" loext:opacity="0%" style:font-name="Montserrat" fo:font-weight="normal" officeooo:rsid="001dafa0" officeooo:paragraph-rsid="001dafa0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499cm" style:auto-text-indent="false" fo:background-color="transparent" style:writing-mode="lr-tb">
        <style:tab-stops>
          <style:tab-stop style:position="0.423cm"/>
        </style:tab-stops>
      </style:paragraph-properties>
      <style:text-properties style:use-window-font-color="true" loext:opacity="0%" style:font-name="Montserrat" fo:font-weight="normal" officeooo:rsid="001dafa0" officeooo:paragraph-rsid="001dafa0" style:font-weight-asian="normal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499cm" style:auto-text-indent="false" style:page-number="auto" fo:background-color="transparent" style:writing-mode="lr-tb">
        <style:tab-stops>
          <style:tab-stop style:position="0.423cm"/>
        </style:tab-stops>
      </style:paragraph-properties>
      <style:text-properties style:use-window-font-color="true" loext:opacity="0%" style:font-name="Montserrat" fo:font-weight="normal" officeooo:rsid="001dafa0" officeooo:paragraph-rsid="001dafa0" style:font-weight-asian="normal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499cm" style:auto-text-indent="false" style:page-number="auto" fo:background-color="transparent" style:writing-mode="lr-tb">
        <style:tab-stops>
          <style:tab-stop style:position="0.423cm"/>
        </style:tab-stops>
      </style:paragraph-properties>
      <style:text-properties style:use-window-font-color="true" loext:opacity="0%" style:font-name="Montserrat" fo:font-weight="normal" officeooo:rsid="001dafa0" officeooo:paragraph-rsid="001dafa0" style:font-weight-asian="normal" style:font-weight-complex="normal"/>
    </style:style>
    <style:style style:name="P47" style:family="paragraph" style:parent-style-name="Standard" style:list-style-name="L2">
      <loext:graphic-properties draw:fill="none"/>
      <style:paragraph-properties fo:margin-top="0.106cm" fo:margin-bottom="0.106cm" style:contextual-spacing="false" fo:line-height="150%" fo:text-align="justify" style:justify-single-word="false" fo:orphans="2" fo:widows="2" fo:background-color="transparent" style:writing-mode="lr-tb"/>
      <style:text-properties fo:color="#ff0000" loext:opacity="100%" style:font-name="Montserrat" fo:font-size="12pt" fo:language="es" fo:country="ES" fo:font-weight="normal" officeooo:rsid="001c6f04" officeooo:paragraph-rsid="001c6f04" style:font-size-asian="12pt" style:language-asian="none" style:country-asian="none" style:font-weight-asian="normal" style:font-name-complex="Montserrat" style:font-size-complex="12pt" style:font-weight-complex="normal"/>
    </style:style>
    <style:style style:name="P48" style:family="paragraph" style:parent-style-name="Standard" style:list-style-name="L2">
      <loext:graphic-properties draw:fill="none"/>
      <style:paragraph-properties fo:margin-top="0.106cm" fo:margin-bottom="0.106cm" style:contextual-spacing="false" fo:line-height="150%" fo:text-align="justify" style:justify-single-word="false" fo:orphans="2" fo:widows="2" fo:background-color="transparent" style:writing-mode="lr-tb"/>
      <style:text-properties fo:color="#c9211e" loext:opacity="100%" style:font-name="Montserrat" fo:font-size="12pt" fo:language="es" fo:country="ES" fo:font-weight="normal" officeooo:rsid="001c6f04" officeooo:paragraph-rsid="001c6f04" style:font-size-asian="12pt" style:language-asian="none" style:country-asian="none" style:font-weight-asian="normal" style:font-name-complex="Montserrat" style:font-size-complex="12pt" style:font-weight-complex="normal"/>
    </style:style>
    <style:style style:name="P49" style:family="paragraph" style:parent-style-name="Standard">
      <loext:graphic-properties draw:fill="none"/>
      <style:paragraph-properties fo:margin-top="0.106cm" fo:margin-bottom="0.106cm" style:contextual-spacing="false" fo:line-height="150%" fo:text-align="justify" style:justify-single-word="false" fo:orphans="2" fo:widows="2" fo:background-color="transparent" style:writing-mode="lr-tb"/>
      <style:text-properties fo:color="#999999" loext:opacity="100%" style:font-name="Montserrat" fo:font-weight="normal" officeooo:rsid="001dafa0" officeooo:paragraph-rsid="001dafa0" style:font-weight-asian="normal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Montserrat" fo:font-weight="bold" officeooo:rsid="001dafa0" officeooo:paragraph-rsid="001dafa0" style:font-weight-asian="bold" style:font-weight-complex="bold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499cm" style:auto-text-indent="false" style:page-number="auto" fo:background-color="transparent" style:writing-mode="lr-tb"/>
      <style:text-properties style:font-name="Montserrat" fo:font-weight="normal" officeooo:rsid="001dafa0" officeooo:paragraph-rsid="001dafa0" style:font-weight-asian="normal" style:font-weight-complex="normal"/>
    </style:style>
    <style:style style:name="P52" style:family="paragraph" style:parent-style-name="Standard" style:list-style-name="L4">
      <loext:graphic-properties draw:fill="none"/>
      <style:paragraph-properties fo:margin-top="0.106cm" fo:margin-bottom="0.106cm" style:contextual-spacing="false" fo:line-height="150%" fo:text-align="justify" style:justify-single-word="false" fo:orphans="2" fo:widows="2" fo:background-color="transparent" style:writing-mode="lr-tb"/>
      <style:text-properties style:font-name="Montserrat" fo:font-weight="normal" officeooo:rsid="001dafa0" officeooo:paragraph-rsid="001dafa0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.307cm" fo:margin-bottom="0.307cm" style:contextual-spacing="false" fo:line-height="150%" fo:text-align="justify" style:justify-single-word="false" fo:orphans="2" fo:widows="2" fo:text-indent="0.499cm" style:auto-text-indent="false" fo:background-color="transparent" style:writing-mode="lr-tb"/>
      <style:text-properties style:font-name="Montserrat" fo:font-size="12pt" officeooo:rsid="001ba495" officeooo:paragraph-rsid="001ba495" style:font-size-asian="12pt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margin-top="0.307cm" fo:margin-bottom="0.307cm" style:contextual-spacing="false" fo:line-height="150%" fo:text-align="justify" style:justify-single-word="false" fo:orphans="2" fo:widows="2" fo:text-indent="0.499cm" style:auto-text-indent="false" fo:background-color="transparent" style:writing-mode="lr-tb"/>
      <style:text-properties style:font-name="Montserrat" fo:font-size="12pt" officeooo:paragraph-rsid="001ba495" style:font-size-asian="12pt" style:font-size-complex="12pt"/>
    </style:style>
    <style:style style:name="P55" style:family="paragraph" style:parent-style-name="Standard">
      <loext:graphic-properties draw:fill="none"/>
      <style:paragraph-properties fo:margin-left="0cm" fo:margin-right="0cm" fo:margin-top="0.106cm" fo:margin-bottom="0.106cm" style:contextual-spacing="false" fo:line-height="150%" fo:text-align="justify" style:justify-single-word="false" fo:orphans="2" fo:widows="2" fo:text-indent="0.499cm" style:auto-text-indent="false" fo:background-color="transparent" style:writing-mode="lr-tb"/>
      <style:text-properties style:font-name="Montserrat" officeooo:paragraph-rsid="001afeb7"/>
    </style:style>
    <style:style style:name="P56" style:family="paragraph" style:parent-style-name="Standard">
      <loext:graphic-properties draw:fill="none"/>
      <style:paragraph-properties fo:margin-left="0cm" fo:margin-right="0cm" fo:margin-top="0.307cm" fo:margin-bottom="0.307cm" style:contextual-spacing="false" fo:line-height="150%" fo:text-align="justify" style:justify-single-word="false" fo:orphans="2" fo:widows="2" fo:text-indent="0.499cm" style:auto-text-indent="false" fo:background-color="transparent" style:writing-mode="lr-tb"/>
      <style:text-properties style:font-name="Montserrat" officeooo:paragraph-rsid="001ba495"/>
    </style:style>
    <style:style style:name="P57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Montserrat" fo:font-size="12pt" fo:font-style="normal" fo:text-shadow="none" style:text-underline-style="none" fo:font-weight="normal" officeooo:rsid="001dafa0" officeooo:paragraph-rsid="001daf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tserrat" fo:font-size="16pt" fo:language="es" fo:country="ES" fo:font-weight="bold" style:font-size-asian="16pt" style:font-weight-asian="bold" style:font-name-complex="Montserrat" style:font-size-complex="16pt" style:font-weight-complex="bold"/>
    </style:style>
    <style:style style:name="T3" style:family="text">
      <style:text-properties style:font-name="Montserrat" fo:font-size="12pt" style:font-size-asian="12pt" style:font-size-complex="12pt"/>
    </style:style>
    <style:style style:name="T4" style:family="text">
      <style:text-properties style:font-name="Montserrat" fo:font-size="12pt" officeooo:rsid="0019a496" style:font-size-asian="12pt" style:font-size-complex="12pt"/>
    </style:style>
    <style:style style:name="T5" style:family="text">
      <style:text-properties style:font-name="Montserrat" fo:font-size="12pt" fo:language="es" fo:country="ES" style:font-size-asian="12pt" style:language-asian="none" style:country-asian="none" style:font-size-complex="12pt"/>
    </style:style>
    <style:style style:name="T6" style:family="text">
      <style:text-properties style:font-name="Montserrat" fo:font-size="12pt" fo:language="es" fo:country="ES" officeooo:rsid="001ba495" style:font-size-asian="12pt" style:language-asian="none" style:country-asian="none" style:font-size-complex="12pt"/>
    </style:style>
    <style:style style:name="T7" style:family="text">
      <style:text-properties style:font-name="Montserrat" fo:font-size="12pt" fo:language="es" fo:country="ES" fo:font-weight="bold" officeooo:rsid="001ba495" style:font-size-asian="12pt" style:language-asian="none" style:country-asian="none" style:font-weight-asian="bold" style:font-size-complex="12pt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6b923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use-window-font-color="true" loext:opacity="0%" style:font-name="Montserrat" fo:font-size="12pt" fo:language="es" fo:country="ES" fo:font-style="normal" style:text-underline-style="none" fo:font-weight="normal" officeooo:rsid="0019a496" style:font-size-asian="12pt" style:language-asian="none" style:country-asian="none" style:font-style-asian="normal" style:font-weight-asian="normal" style:font-name-complex="Montserrat" style:font-size-complex="12pt" style:font-style-complex="normal" style:font-weight-complex="normal"/>
    </style:style>
    <style:style style:name="T12" style:family="text">
      <style:text-properties style:use-window-font-color="true" loext:opacity="0%" style:font-name="Montserrat" fo:font-size="12pt" fo:language="es" fo:country="ES" fo:font-style="italic" style:text-underline-style="none" fo:font-weight="normal" officeooo:rsid="0019a496" style:font-size-asian="12pt" style:language-asian="none" style:country-asian="none" style:font-style-asian="italic" style:font-weight-asian="normal" style:font-name-complex="Montserrat" style:font-size-complex="12pt" style:font-style-complex="italic" style:font-weight-complex="normal"/>
    </style:style>
    <style:style style:name="T13" style:family="text">
      <style:text-properties style:use-window-font-color="true" loext:opacity="0%" fo:font-size="12pt" fo:language="es" fo:country="ES" fo:font-style="normal" style:text-underline-style="none" fo:font-weight="normal" officeooo:rsid="0019a496" style:font-size-asian="12pt" style:language-asian="none" style:country-asian="none" style:font-style-asian="normal" style:font-weight-asian="normal" style:font-name-complex="Montserrat" style:font-size-complex="12pt" style:font-style-complex="normal" style:font-weight-complex="normal"/>
    </style:style>
    <style:style style:name="T14" style:family="text">
      <style:text-properties style:use-window-font-color="true" loext:opacity="0%" fo:font-size="12pt" fo:language="es" fo:country="ES" fo:font-style="italic" style:text-underline-style="none" fo:font-weight="normal" officeooo:rsid="0019a496" style:font-size-asian="12pt" style:language-asian="none" style:country-asian="none" style:font-style-asian="italic" style:font-weight-asian="normal" style:font-name-complex="Montserrat" style:font-size-complex="12pt" style:font-style-complex="italic" style:font-weight-complex="normal"/>
    </style:style>
    <style:style style:name="T15" style:family="text">
      <style:text-properties fo:language="es" fo:country="ES" style:language-asian="none" style:country-asian="none"/>
    </style:style>
    <style:style style:name="T16" style:family="text">
      <style:text-properties fo:language="es" fo:country="ES" officeooo:rsid="001ba495" style:language-asian="none" style:country-asian="none"/>
    </style:style>
    <style:style style:name="T17" style:family="text">
      <style:text-properties fo:language="es" fo:country="ES" fo:font-weight="bold" style:language-asian="none" style:country-asian="none" style:font-weight-asian="bold" style:font-weight-complex="bold"/>
    </style:style>
    <style:style style:name="T18" style:family="text">
      <style:text-properties fo:language="es" fo:country="ES" fo:font-weight="bold" officeooo:rsid="001ba495" style:language-asian="none" style:country-asian="none" style:font-weight-asian="bold" style:font-weight-complex="bold"/>
    </style:style>
    <style:style style:name="T19" style:family="text">
      <style:text-properties fo:language="es" fo:country="ES" fo:font-weight="normal" style:language-asian="none" style:country-asian="none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999999" loext:opacity="100%" officeooo:rsid="001dafa0"/>
    </style:style>
    <style:style style:name="T22" style:family="text">
      <style:text-properties style:font-name="Montserrat" fo:language="es" fo:country="ES" fo:font-weight="bold" style:language-asian="none" style:country-asian="none" style:font-weight-asian="bold" style:font-weight-complex="bold"/>
    </style:style>
    <style:style style:name="T23" style:family="text">
      <style:text-properties style:font-name="Montserrat" fo:language="es" fo:country="ES" style:language-asian="none" style:country-asian="none"/>
    </style:style>
    <style:style style:name="T24" style:family="text">
      <style:text-properties style:font-name="Montserrat" fo:language="es" fo:country="ES" fo:font-weight="normal" style:language-asian="none" style:country-asian="none" style:font-weight-asian="normal" style:font-weight-complex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19a496" style:font-size-asian="12pt" style:font-size-complex="12pt"/>
    </style:style>
    <style:style style:name="T27" style:family="text">
      <style:text-properties fo:font-size="12pt" fo:language="es" fo:country="ES" style:font-size-asian="12pt" style:language-asian="none" style:country-asian="none" style:font-size-complex="12pt"/>
    </style:style>
    <style:style style:name="T28" style:family="text">
      <style:text-properties fo:font-size="12pt" fo:language="es" fo:country="ES" officeooo:rsid="001ba495" style:font-size-asian="12pt" style:language-asian="none" style:country-asian="none" style:font-size-complex="12pt"/>
    </style:style>
    <style:style style:name="T29" style:family="text">
      <style:text-properties fo:font-size="12pt" fo:language="es" fo:country="ES" fo:font-weight="bold" officeooo:rsid="001ba495" style:font-size-asian="12pt" style:language-asian="none" style:country-asian="none" style:font-weight-asian="bold" style:font-size-complex="12pt" style:font-weight-complex="bold"/>
    </style:style>
    <style:style style:name="T3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a5a5a5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line text:anchor-type="char" draw:z-index="18" draw:name="Conector recto 20" draw:style-name="gr1" draw:text-style-name="P58" svg:x1="4.777cm" svg:y1="1.503cm" svg:x2="10.783cm" svg:y2="1.503cm"><text:p/></draw:line>SIO: SISTEMA INFORMÁTICO</text:p>
      <text:p text:style-name="P5">ORGANIZACIONAL</text:p>
      <text:p text:style-name="P6">Materia</text:p>
      <text:p text:style-name="P6"/>
      <text:p text:style-name="P3"><draw:line text:anchor-type="char" draw:z-index="19" draw:name="Conector recto 21" draw:style-name="gr1" draw:text-style-name="P58" svg:x1="6.869cm" svg:y1="0.84cm" svg:x2="8.695cm" svg:y2="0.84cm"><text:p/></draw:line><text:span text:style-name="T2">W. BUR</text:span></text:p>
      <text:p text:style-name="P6">Tutor</text:p>
      <text:p text:style-name="P7">RESUMEN</text:p>
      <text:p text:style-name="P11">Sistemas de Información Organizacional</text:p>
      <text:p text:style-name="P13">En la actualidad gran parte de las ocupaciones profesionales está dedicada a la creación, procesamiento y distribución de información.</text:p>
      <text:p text:style-name="P12">En este contexto, las organizaciones comienzan a dar importancia al tratamiento de la información para lograr una mayor rentabilidad y un aumento en la productividad.</text:p>
      <text:p text:style-name="P16">Este proceso puede describirse en varias etapas:</text:p>
      <text:p text:style-name="P17">1° - Principal objetivo es controlar la información, desarrollar procesos que faciliten la organización de los documentos/papeles que generan.</text:p>
      <text:p text:style-name="P18">2°- Organizaciones ya en el ámbito de la tecnología de la información, las aplican progresivamente y por separado al proceso de datos, la toma de decisiones, comunicaciones, etc.</text:p>
      <text:p text:style-name="P18">3°- <text:s/>Las organizaciones toman conciencia de que la información es un activo tan importante como los RR.HH., medios de producción o medios financieros.</text:p>
      <text:p text:style-name="P18">4°- Adoptan una estrategia más activa en el uso de la información, intentando así conocer qué hace y qué planea la competencia. Inteligencia empresarial.</text:p>
      <text:p text:style-name="P18">5°- Integran la información en la estrategia corporativa, reafirmando su valor como recurso y dándole uso.</text:p>
      <text:p text:style-name="P8">Sociedad de la Información</text:p>
      <text:p text:style-name="P13">La convergencia de los sectores de Comunicación, medios audiovisuales y la informática han dado lugar al concepto de Sociedad de la Información.</text:p>
      <text:p text:style-name="P12"><text:soft-page-break/>En la actualidad, la información es un recurso estratégico; así el poder pasó a estar garantizado por la información.</text:p>
      <text:p text:style-name="P8">Organizaciones basadas en la información</text:p>
      <text:p text:style-name="P19">- Características estructurales: reducción hasta la mitad del número de niveles respecto de la estructura tradicional.</text:p>
      <text:p text:style-name="P19">Los managers deben elaborar información a partir de los datos obtenidos por los trabajadores, para que los directivos puedan tomar decisiones.</text:p>
      <text:p text:style-name="P8">En la actualidad…</text:p>
      <text:list text:style-name="L1">
        <text:list-item>
          <text:p text:style-name="P20">La autorrealización y satisfacción son valores del trabajador y no exclusivamente dependientes de su trabajo.</text:p>
        </text:list-item>
        <text:list-item>
          <text:p text:style-name="P20">No se concibe que el directivo es el único que sabe lo que es mejor para la organización.</text:p>
        </text:list-item>
        <text:list-item>
          <text:p text:style-name="P20">Las decisiones unilaterales se han reducido radicalmente</text:p>
        </text:list-item>
      </text:list>
      <text:p text:style-name="P9">Organización Basada en la Información</text:p>
      <text:list text:style-name="L2">
        <text:list-item>
          <text:p text:style-name="P47">El proceso de toma de decisiones es mejor comprendido.</text:p>
          <text:p text:style-name="P21">La toma de decisiones se realiza sobre la base de información obtenida de los cuadros intermedios de la empresa.</text:p>
        </text:list-item>
        <text:list-item>
          <text:p text:style-name="P48">El control se separa de la presentación de informes (reportes).</text:p>
          <text:p text:style-name="P21">Un informe cumple doble objetivo: proporciona datos y establece control.</text:p>
        </text:list-item>
        <text:list-item>
          <text:p text:style-name="P48">El sistema de información mantendrá la historia de la empresa, por lo tanto guardará los flujos de información utilizados y las reglas de decisión.</text:p>
          <text:p text:style-name="P21">La organización será menos dependiente del conocimiento individual.</text:p>
        </text:list-item>
      </text:list>
      <text:p text:style-name="P23"/>
      <text:p text:style-name="P23"><text:soft-page-break/>Nuevo directivo, nuevos problemas…</text:p>
      <text:list text:style-name="L3">
        <text:list-item>
          <text:p text:style-name="P22">La información se incluye en una estrategia que el directivo debe integrar con las estrategias de negocio y organización.</text:p>
        </text:list-item>
        <text:list-item>
          <text:p text:style-name="P22">Decidir las prioridades entre las inversiones en nuevas tecnologías de la información y con el resto de las inversiones de la empresa.</text:p>
        </text:list-item>
        <text:list-item>
          <text:p text:style-name="P22">Gestionar los problemas de personal, derivados de las nuevas zonas grises generadas entre departamentos de la empresa y las relaciones con clientes y proveedores.</text:p>
        </text:list-item>
      </text:list>
      <text:p text:style-name="P8">Sistema de información</text:p>
      <text:p text:style-name="P13">El sistema de información se relaciona con el resto de los sistemas y con el entorno.</text:p>
      <text:p text:style-name="P12">Un sistema de información debe servir para captar la información que la organización necesite y disponerla para quienes la requieran. <text:span text:style-name="T21">Véase gráfico para complementar.</text:span></text:p>
      <text:p text:style-name="P10">2.2- Componentes de los Sistemas de Información</text:p>
      <text:p text:style-name="P24">2.2.1- Equipos informáticos:<text:span text:style-name="T8"> hace referencia al conjunto de ordenadores, desde los mainframes hasta las pcs, y sus periféricos (de input y output) pertenecientes a una empresa.</text:span></text:p>
      <text:p text:style-name="P25">2.2.2- Programas informáticos:<text:span text:style-name="T8"> divididos en programas del sistema (administran los recursos del sistema computarizado) y aplicaciones (destinadas a ayudar al usuario final).</text:span></text:p>
      <text:p text:style-name="P25">2.2.3- Base de datos:<text:span text:style-name="T8"> colección de datos interrelacionados y organizada mediante atributos con el objetivo de poder acceder a la información solicitada.</text:span></text:p>
      <text:p text:style-name="P25">2.2.4- Telecomunicaciones:<text:span text:style-name="T8"> </text:span><text:span text:style-name="T9">medio de transmisión electrónica de información a largas distancias. Existen dos grandes grupos de conexiones en red:</text:span></text:p>
      <text:p text:style-name="P27"><text:soft-page-break/>- LAN: conexiones de redes local, generalmente para empresas chicas;</text:p>
      <text:p text:style-name="P27">- WAN: conexiones de redes amplias que conectan ordenadores remotos.</text:p>
      <text:p text:style-name="P27">Internet conecta una gran variedad de redes en todo el mundo.</text:p>
      <text:p text:style-name="P26">2.2.5- Recursos Humanos:<text:span text:style-name="T8"> se dividen en especialistas (analistas de sistemas, programadores y operarios) y en usuarios finales (aquellas personas que hacen uso del sistema de información o del output que éstos generan).</text:span></text:p>
      <text:p text:style-name="P26">2.2.6- Procedimientos:<text:span text:style-name="T8"> son las políticas y métodos que deben ser seguidos al utilizar y mantener el sistema de información.</text:span></text:p>
      <text:p text:style-name="P28"><text:span text:style-name="T30">2.3- Funciones del sistema de información</text:span></text:p>
      <text:p text:style-name="P36">2.3.1- Funciones de captación y recolección de datos:<text:span text:style-name="T8"> captar la información externa e interna de la empresa y enviarla a través del sistema de comunicación a los órganos del sistema de información encargados de reagruparla para evitar duplicidades o información inútil.</text:span></text:p>
      <text:p text:style-name="P31">Una vez ha sido recolectada y filtrada, se procede a su almacenamiento.</text:p>
      <text:p text:style-name="P37">2.3.2- Almacenamiento:<text:span text:style-name="T8"> en esta instancia se da respuesta a 3 grandes cuestiones: </text:span><text:span text:style-name="T10">A-¿Cómo almacenar la información?</text:span><text:span text:style-name="T8"> Agrupándola de acuerdo a algún criterio en particular. </text:span><text:span text:style-name="T10">B-¿En qué soporte almacenar esta información?</text:span><text:span text:style-name="T8"> Se debe tener en cuenta el volumen de datos a almacenar, la frecuencia de uso, el número de usuarios y si el acceso es restringido o no. </text:span><text:span text:style-name="T10">C-¿Cómo organizar el posterior acceso a la información almacenada?</text:span><text:span text:style-name="T8"> Se debe tener en cuenta la especificidad de la información.</text:span></text:p>
      <text:p text:style-name="P37"><text:soft-page-break/>2.3.3- Tratamiento de la información:<text:span text:style-name="T8"> se efectúa mediante el subsistema de información. Tiene por objeto transformar la información almacenada en información útil y significativa para quien la requiera.</text:span></text:p>
      <text:p text:style-name="P37">2.3.4- Distribución o diseminación de la información:<text:span text:style-name="T8"> con el fin de afrontar con mayor rápidez y éxito a las situaciones diarias, es necesario que determinada información acerca de la empresa y del entorno sea conocida por diferentes miembros de la misma.</text:span></text:p>
      <text:p text:style-name="P30">2.4- Sistema de información y cadena de valor</text:p>
      <text:p text:style-name="P32">La cadena de valor recoge todas las actividades que se llevan a cabo en una empresa para ofrecer un producto/servicio. Las acts. de esta cadena se dividen en:</text:p>
      <text:p text:style-name="P33">- Primarias: aquellas directamente relacionadas con la creación de valor.</text:p>
      <text:p text:style-name="P33">- De apoyo: facilitan la realización de las acts. Primarias.</text:p>
      <text:p text:style-name="P29">2.5- Sistema de información y la infraestructura de empresa</text:p>
      <text:p text:style-name="P34">El SI junto a los otros sistemas conforman a la infraestructura de la empresa y debe estar coordinado con todos ellos. La infraestructura de una empresa está diseñada en función de los objetivos que los directivos pretenden alcanzar.</text:p>
      <text:p text:style-name="P35">Decimos que el SI debe ser <text:span text:style-name="T1">coherente</text:span>, haciendo referencia a que los SI son parte integrante del conjunto que configura a la infraestructura de la empresa y por ende debe haber una interdependencia directa total entre todos los sistemas. Por otro lado, esta coherencia debe acompañarse contribuyendo explícitamente a la misma.</text:p>
      <text:p text:style-name="P55"><text:span text:style-name="T13">Hablamos de </text:span><text:span text:style-name="T14">equilibrio de sistemas</text:span><text:span text:style-name="T13">, para hacer referencia que dada la coherencia existente entre los sistemas que conforman a la empresa y sus objetivos, difícilmente se puedan introducir cambios en un elemento </text:span><text:soft-page-break/><text:span text:style-name="T13">sin que repercuta en los sistemas restantes; de ahí que a la hora de introducir cambios, se debe analizar este efecto para diseñar la mejor estrategia grupal de aplicación, minimizando lo más posible los impactos negativos.</text:span></text:p>
      <text:p text:style-name="P55"><text:span text:style-name="T25">La experiencia muestra que las empresas que han sacado un mayor partido del </text:span><text:span text:style-name="T26">SI son</text:span><text:span text:style-name="T25"> las que han sabido integrar</text:span><text:span text:style-name="T26">lo</text:span><text:span text:style-name="T25"> en la estrategia de la empresa para alcanzar sus objetivos, y las que han tenido una fluida comunicación </text:span><text:span text:style-name="T27">entre los responsables de la gestión y los técnicos informáticos.</text:span></text:p>
      <text:p text:style-name="P50"><text:span text:style-name="T27">Tipos y usos de los SIO</text:span></text:p>
      <text:p text:style-name="P51"><text:span text:style-name="T27">Un SIO ejecuta 3 actividades:</text:span></text:p>
      <text:list text:style-name="L4">
        <text:list-item>
          <text:p text:style-name="P52"><text:span text:style-name="T27">Recibe datos de fuentes (internas/externas) de la organización como inputs.</text:span></text:p>
        </text:list-item>
        <text:list-item>
          <text:p text:style-name="P52"><text:span text:style-name="T27">Actúa sobre éstos para producir información.</text:span></text:p>
        </text:list-item>
        <text:list-item>
          <text:p text:style-name="P52"><text:span text:style-name="T27">Produce la información para usuarios futuros, posiblemente un miembro del cuerpo directivo</text:span></text:p>
        </text:list-item>
      </text:list>
      <text:p text:style-name="P49"><text:span text:style-name="T27">Véase gráfico para complementar (diapositiva 2 SIO 3).</text:span></text:p>
      <text:p text:style-name="P38"><text:span text:style-name="T27">Tipos de SIO/Niveles a los que sirven</text:span></text:p>
      <table:table table:name="Tiposdesio" table:style-name="Tiposdesio" table:template-name="Academic">
        <table:table-column table:style-name="Tiposdesio.A" table:number-columns-repeated="3"/>
        <table:table-row>
          <table:table-cell table:style-name="Tiposdesio.A1" office:value-type="string">
            <text:p text:style-name="P57">NIVELES</text:p>
          </table:table-cell>
          <table:table-cell table:style-name="Tiposdesio.A1" office:value-type="string">
            <text:p text:style-name="P57">GRUPOS A LOS QUE SIRVEN</text:p>
          </table:table-cell>
          <table:table-cell table:style-name="Tiposdesio.A1" office:value-type="string">
            <text:p text:style-name="P57">DENOMINACIÓN DEL SISTEMA</text:p>
          </table:table-cell>
        </table:table-row>
        <table:table-row>
          <table:table-cell table:style-name="Tiposdesio.A2" office:value-type="string">
            <text:p text:style-name="P57">ESTRATÉGICO</text:p>
          </table:table-cell>
          <table:table-cell table:style-name="Tiposdesio.B2" office:value-type="string">
            <text:p text:style-name="P57">ALTA DIRECCIÓN</text:p>
          </table:table-cell>
          <table:table-cell table:style-name="Tiposdesio.C2" office:value-type="string">
            <text:p text:style-name="P57">EIS</text:p>
          </table:table-cell>
        </table:table-row>
        <table:table-row>
          <table:table-cell table:style-name="Tiposdesio.A2" office:value-type="string">
            <text:p text:style-name="P57">ADMINISTRATIVO</text:p>
          </table:table-cell>
          <table:table-cell table:style-name="Tiposdesio.B3" office:value-type="string">
            <text:p text:style-name="P57">GERENCIA MEDIA</text:p>
          </table:table-cell>
          <table:table-cell table:style-name="Tiposdesio.C3" office:value-type="string">
            <text:p text:style-name="P57">DSS</text:p>
          </table:table-cell>
        </table:table-row>
        <table:table-row>
          <table:table-cell table:style-name="Tiposdesio.A2" office:value-type="string">
            <text:p text:style-name="P57">DEL CONOCIMIENTO</text:p>
          </table:table-cell>
          <table:table-cell table:style-name="Tiposdesio.B4" office:value-type="string">
            <text:p text:style-name="P57">GERENCIA DE OPERACIONES</text:p>
          </table:table-cell>
          <table:table-cell table:style-name="Tiposdesio.C4" office:value-type="string">
            <text:p text:style-name="P57">MIS/KWS</text:p>
          </table:table-cell>
        </table:table-row>
        <table:table-row>
          <table:table-cell table:style-name="Tiposdesio.A5" office:value-type="string">
            <text:p text:style-name="P57">OPERATIVO</text:p>
          </table:table-cell>
          <table:table-cell table:style-name="Tiposdesio.B5" office:value-type="string">
            <text:p text:style-name="P57">OPERACIONES</text:p>
          </table:table-cell>
          <table:table-cell table:style-name="Tiposdesio.C5" office:value-type="string">
            <text:p text:style-name="P57">TPS</text:p>
          </table:table-cell>
        </table:table-row>
      </table:table>
      <text:p text:style-name="P40"><text:span text:style-name="T27"/></text:p>
      <text:p text:style-name="P38"><text:soft-page-break/><text:span text:style-name="T27">Sistema de Procesamiento de Transacciones (TPS)</text:span></text:p>
      <text:p text:style-name="P41"><text:span text:style-name="T27">Sistema que recolecta, almacena, modifica y recupera toda la información generada por las transacciones producidas en una organización.</text:span></text:p>
      <text:p text:style-name="P42"><text:span text:style-name="T27">Óptimos para almacenar y manipular grandes volúmenes de datos pero no para analizarlos.</text:span></text:p>
      <text:p text:style-name="P39"><text:span text:style-name="T27">Sistema Información Administrativa (MIS/KWS)</text:span></text:p>
      <text:p text:style-name="P43"><text:span text:style-name="T27">Tiene el fin de ayudar a los directivos a tomar decisiones y resolver problemas.</text:span></text:p>
      <text:p text:style-name="P44"><text:span text:style-name="T27">La información que éste produce debe ser accesible (fácil y rápido acceso a la información resultante), integra (resultado completo, sin importar el volumen) y oportuna (debe estar en el momento en que es requerida).</text:span></text:p>
      <text:p text:style-name="P39"><text:span text:style-name="T27">Sistemas de Apoyo a la Toma de Decisiones (DSS)</text:span></text:p>
      <text:p text:style-name="P43"><text:span text:style-name="T27">Sirve para el proceso de toma de decisiones, la cual implica la utilización de datos y modelos para la generación, estimación, evaluación y/o la comparación sistemática de alternativas.</text:span></text:p>
      <text:p text:style-name="P44"><text:span text:style-name="T27">Poseen herramientas que permiten obtener oportunamente la información requerida para la toma de decisiones en ambientes de incertidumbre.</text:span></text:p>
      <text:p text:style-name="P39"><text:span text:style-name="T27">Sistemas de Información Ejecutiva (EIS)</text:span></text:p>
      <text:p text:style-name="P43"><text:span text:style-name="T27">Herramienta de inteligencia empresarial que permite monitorear el estado de las variables de un área de la organización a partir de información interna/externa de la misma.</text:span></text:p>
      <text:p text:style-name="P44"><text:span text:style-name="T27">Extraen, filtran, comprimen y dan seguimiento a información crítica del negocio.</text:span></text:p>
      <text:p text:style-name="P44"><text:span text:style-name="T27"/></text:p>
      <text:p text:style-name="P39"><text:soft-page-break/><text:span text:style-name="T27">EJEMPLOS</text:span></text:p>
      <text:p text:style-name="P54"><text:span text:style-name="T16">2-</text:span><text:span text:style-name="T16"><text:note text:id="ftn1" text:note-class="footnote"><text:note-citation>1</text:note-citation><text:note-body><text:p text:style-name="Footnote">https://jmpovedar.files.wordpress.com/2014/03/tipos-de-sistemas-de-informacion.pdf</text:p></text:note-body></text:note></text:span><text:span text:style-name="T16"> </text:span><text:span text:style-name="T18">Tipo de Sistema:</text:span><text:span text:style-name="T16"> Estratégico (EIS) – </text:span><text:span text:style-name="T18">Nivel:</text:span><text:span text:style-name="T16"> Alta Dirección – </text:span><text:span text:style-name="T18">Software:</text:span><text:span text:style-name="T16"> ESS Model (Opensource)</text:span></text:p>
      <text:p text:style-name="P53"><text:span text:style-name="T17">Tipo de Sistema:</text:span><text:span text:style-name="T15"> Control de Gestión (DSS) – </text:span><text:span text:style-name="T17">Nivel:</text:span><text:span text:style-name="T15"> Directivos medios – </text:span><text:span text:style-name="T17">Software:</text:span><text:span text:style-name="T15"> Proteus (Opensource)</text:span></text:p>
      <text:p text:style-name="P56"><text:span text:style-name="T29">Tipo de Sistema:</text:span><text:span text:style-name="T28"> Conocimientos (MIS/KWS) – </text:span><text:span text:style-name="T29">Nivel:</text:span><text:span text:style-name="T28"> Directores Operativos <text:s/>– </text:span><text:span text:style-name="T29">Software:</text:span><text:span text:style-name="T28"> Coopworks (OpenSource</text:span></text:p>
      <text:p text:style-name="P53"><text:span text:style-name="T17">Tipo de Sistema:</text:span><text:span text:style-name="T15"> Operativo (TPS) – </text:span><text:span text:style-name="T17">Nivel:</text:span><text:span text:style-name="T19"> Trabajadores y datos de conocimiento </text:span><text:span text:style-name="T15">– </text:span><text:span text:style-name="T17">Software:</text:span><text:span text:style-name="T15"> NominaPlus Profesional (OpenSource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Montserrat" fo:font-family="Montserrat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language="es" fo:country="AR"/>
    </style:style>
    <style:style style:name="Pie_20_de_20_página_20_Car" style:display-name="Pie de página Car" style:family="text">
      <style:text-properties fo:language="es" fo:country="AR"/>
    </style:style>
    <style:style style:name="Texto_20_nota_20_pie_20_Car" style:display-name="Texto nota pie Car" style:family="text">
      <style:text-properties fo:font-size="10pt" fo:language="es" fo:country="AR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Mención_20_sin_20_resolver" style:display-name="Mención sin resolver" style:family="text">
      <style:text-properties fo:color="#605e5c" loext:opacity="100%" fo:background-color="#e1dfdd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Montserrat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AR">
      <number:number number:min-integer-digits="1"/>
    </number:number-style>
    <number:text-style style:name="N10100" number:language="es" number:country="A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3cm" fo:margin-right="0cm" fo:text-indent="0cm" style:auto-text-indent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margin-left="-3cm" fo:margin-right="0cm" fo:text-indent="0cm" style:auto-text-indent="false"/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25cm" fo:margin-bottom="0.131cm" fo:margin-left="3cm" fo:margin-right="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49cm" fo:margin-left="0cm" fo:margin-right="0cm" fo:margin-bottom="2.15cm" style:dynamic-spacing="true"/>
      </style:header-style>
      <style:footer-style>
        <style:header-footer-properties fo:min-height="2.369cm" fo:margin-left="0cm" fo:margin-right="0cm" fo:margin-top="2.2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8" text:anchor-type="as-char" svg:width="21.581cm" svg:height="3.096cm" draw:z-index="17"><draw:image xlink:href="Pictures/10000001000009B2000001644FD2D1C30B3DA682.png" xlink:type="simple" xlink:show="embed" xlink:actuate="onLoad" draw:mime-type="image/png"/></draw:frame></text:p>
      </style:header>
      <style:footer>
        <text:p text:style-name="MP2"><draw:frame draw:style-name="Mfr1" draw:name="Imagen 19" text:anchor-type="as-char" svg:width="21.581cm" svg:height="1.556cm" draw:z-index="8"><draw:image xlink:href="Pictures/10000001000009B2000000B31AD7D11835D226AB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dc:description/>
    <meta:initial-creator>MEGABYTE</meta:initial-creator>
    <meta:creation-date>2022-04-20T09:05:00</meta:creation-date>
    <dc:date>2023-05-07T21:25:09.706000000</dc:date>
    <meta:print-date>2022-04-20T15:13:00</meta:print-date>
    <meta:editing-cycles>13</meta:editing-cycles>
    <meta:editing-duration>PT7H25M34S</meta:editing-duration>
    <meta:generator>LibreOffice/7.5.0.3$Windows_X86_64 LibreOffice_project/c21113d003cd3efa8c53188764377a8272d9d6de</meta:generator>
    <meta:document-statistic meta:table-count="1" meta:image-count="2" meta:object-count="0" meta:page-count="9" meta:paragraph-count="106" meta:word-count="1485" meta:character-count="9867" meta:non-whitespace-character-count="8488"/>
  </office:meta>
</office:document-meta>
</file>